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Times New Roman" fo:font-size="12pt" officeooo:paragraph-rsid="0038d3e8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1452ff" officeooo:paragraph-rsid="001452f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1452ff" officeooo:paragraph-rsid="0025605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38d3e8" officeooo:paragraph-rsid="0038d3e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1894d6" officeooo:paragraph-rsid="001894d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266385" officeooo:paragraph-rsid="0026638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282b0b" officeooo:paragraph-rsid="00282b0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282b0b" officeooo:paragraph-rsid="0029566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282b0b" officeooo:paragraph-rsid="002a437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282b0b" officeooo:paragraph-rsid="002e45e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328a34" officeooo:paragraph-rsid="00328a3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1452ff" officeooo:paragraph-rsid="001452f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234783" officeooo:paragraph-rsid="0023478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25605b" officeooo:paragraph-rsid="0025605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266385" officeooo:paragraph-rsid="0026638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282b0b" officeooo:paragraph-rsid="00282b0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282b0b" officeooo:paragraph-rsid="002a437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2f73c8" officeooo:paragraph-rsid="002f73c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31466b" officeooo:paragraph-rsid="0031466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32186a" officeooo:paragraph-rsid="0032186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2pt" officeooo:rsid="001452ff" officeooo:paragraph-rsid="001452ff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5c129"/>
    </style:style>
    <style:style style:name="T3" style:family="text">
      <style:text-properties fo:font-variant="normal" fo:text-transform="none" fo:letter-spacing="normal" fo:font-style="normal" fo:font-weight="normal" officeooo:rsid="00171ac8"/>
    </style:style>
    <style:style style:name="T4" style:family="text">
      <style:text-properties fo:font-variant="normal" fo:text-transform="none" fo:letter-spacing="normal" fo:font-style="normal" fo:font-weight="normal" officeooo:rsid="002abcce"/>
    </style:style>
    <style:style style:name="T5" style:family="text">
      <style:text-properties fo:font-variant="normal" fo:text-transform="none" fo:letter-spacing="normal" fo:font-style="normal" fo:font-weight="normal" officeooo:rsid="003bd460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f73c8" style:font-weight-asian="normal" style:font-weight-complex="normal"/>
    </style:style>
    <style:style style:name="T8" style:family="text">
      <style:text-properties fo:font-weight="normal" officeooo:rsid="0031466b" style:font-weight-asian="normal" style:font-weight-complex="normal"/>
    </style:style>
    <style:style style:name="T9" style:family="text">
      <style:text-properties fo:font-weight="normal" officeooo:rsid="0034b68f" style:font-weight-asian="normal" style:font-weight-complex="normal"/>
    </style:style>
    <style:style style:name="T10" style:family="text">
      <style:text-properties fo:font-weight="normal" officeooo:rsid="003679ab" style:font-weight-asian="normal" style:font-weight-complex="normal"/>
    </style:style>
    <style:style style:name="T11" style:family="text">
      <style:text-properties fo:font-weight="normal" officeooo:rsid="0039f810" style:font-weight-asian="normal" style:font-weight-complex="normal"/>
    </style:style>
    <style:style style:name="T12" style:family="text">
      <style:text-properties fo:font-weight="normal" officeooo:rsid="003b6123" style:font-weight-asian="normal" style:font-weight-complex="normal"/>
    </style:style>
    <style:style style:name="T13" style:family="text">
      <style:text-properties fo:font-weight="normal" officeooo:rsid="003bd460" style:font-weight-asian="normal" style:font-weight-complex="normal"/>
    </style:style>
    <style:style style:name="T14" style:family="text">
      <style:text-properties fo:font-weight="normal" officeooo:rsid="003da0c6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8d3e8" style:font-weight-asian="bold" style:font-weight-complex="bold"/>
    </style:style>
    <style:style style:name="T17" style:family="text">
      <style:text-properties officeooo:rsid="0019fc17"/>
    </style:style>
    <style:style style:name="T18" style:family="text">
      <style:text-properties officeooo:rsid="002522a0"/>
    </style:style>
    <style:style style:name="T19" style:family="text">
      <style:text-properties officeooo:rsid="0029566a"/>
    </style:style>
    <style:style style:name="T20" style:family="text">
      <style:text-properties officeooo:rsid="002a4376"/>
    </style:style>
    <style:style style:name="T21" style:family="text">
      <style:text-properties officeooo:rsid="002c6daa"/>
    </style:style>
    <style:style style:name="T22" style:family="text">
      <style:text-properties officeooo:rsid="002e45ea"/>
    </style:style>
    <style:style style:name="T23" style:family="text">
      <style:text-properties officeooo:rsid="003da0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5">1) Qual a relação entre o Processo Unificado e a UML? Descreva com a história do RUP.</text:span></text:p>
      <text:p text:style-name="P2"/>
      <text:p text:style-name="P2"><text:span text:style-name="T2">Na década de</text:span><text:span text:style-name="T1"> 1990 , </text:span><text:span text:style-name="T3">as linguagens orientadas a objetos começaram a ganhar popularidade, assim </text:span><text:span text:style-name="T1">os desenvolvedores </text:span><text:span text:style-name="T3">tiveram que criar um </text:span><text:span text:style-name="T1">número de diferentes diagramas para ajudar a visualizar as relações entre os objetos de programação. </text:span><text:span text:style-name="T3">Com o tempo, isso ocasionou em um padrão chamado UML. <text:s/>Ainda na década de 1990, três líderes de industrias refinaram a metodologia de desenvolvimento de software, </text:span><text:span text:style-name="T4">isso </text:span><text:span text:style-name="T3">enfatizou pequenos ciclos repetitivos da análise, modelagem e programação, essa abordagem ficou conhecida como RUP (ou Processo Unificado). Portanto, RUP é um framework de desenvolvimento que cobre todos aspectos da engenharia de software, já UML é um conjunto de anotações que descrevem os diferentes aspectos do desenvolvimento.</text:span></text:p>
      <text:p text:style-name="P2"/>
      <text:p text:style-name="P2">2) Quais são as vantagens de proporcionar visões estáticas e dinâmicas do processo de software, como no RUP?</text:p>
      <text:p text:style-name="P2"/>
      <text:p text:style-name="P4">Redução nos custos de desenvolvimento – <text:span text:style-name="T11">Permite as equipes de desenvolvimento a idendificação rápida de bugs nas primeiras fases do ciclo de vida do software, onde o custo de resolução de defeitos é mais reduzido.</text:span></text:p>
      <text:p text:style-name="P4">Maior produtividade – <text:span text:style-name="T12">Podem ajudar os programadores na compreensão de boas práticas de codificação e na idendificação de áreas de melhoria.</text:span></text:p>
      <text:p text:style-name="P1"><text:span text:style-name="T16">Redução do tempo de disponibilização ao mercado – </text:span><text:span text:style-name="T13">Permite testar a qualidade do código antes das aplicações serem submetidas e permite reduzir </text:span><text:span text:style-name="T5">significativamente a quantidade de tempo que os programadores gastam pararesolver problemas.</text:span></text:p>
      <text:p text:style-name="P2"/>
      <text:p text:style-name="P2">3) O que são artefatos e papéis no RUP? Cite exemplos.</text:p>
      <text:p text:style-name="P2"/>
      <text:p text:style-name="P5">Artefatos: <text:span text:style-name="T6">É um produto do projeto, pode ser um documento, um modelo ou um código fonte.</text:span></text:p>
      <text:p text:style-name="P5">Papeis:<text:span text:style-name="T6"> Comportamento e as responsabilidades de um indivíduo ou um grupo de indivíduos. O comportamento é expresso em termos de atividades a serem executadas. </text:span><text:span text:style-name="T14">Ex: Analista de sistemas.</text:span></text:p>
      <text:p text:style-name="P2"/>
      <text:p text:style-name="P2">4) O que é um workflow?</text:p>
      <text:p text:style-name="P2"/>
      <text:p text:style-name="P12"><text:span text:style-name="T17">O modelo Workflow é um fluxo de trabalho, ou uma sequência de passos, pela qual um processo passa até a sua conclusão, ou seja, um fluxo para realizar as tarefas. Esse método t</text:span>ransforma radicalmente a maneira de toda empresa executar processos, atividades, tarefas, políticas e procedimentos.</text:p>
      <text:p text:style-name="P2"/>
      <text:p text:style-name="P2">5) O que é uma iteração?Quais são as fases de uma iteração no Processo Unificado?</text:p>
      <text:p text:style-name="P2"/>
      <text:p text:style-name="P13">Uma iteração é como se fosse um mini projeto, que inclui suas próprias atividades: Análise de Requisitos, Projeto, Implementação e Testes. No desenvolvimento iterativo, em cada iteração incrementa-se um pouco mais o produto, convergindo para <text:span text:style-name="T23">um</text:span> produto final. <text:span text:style-name="T18">O resultado final de uma iteração é um sistema executável, porém, incompleto.</text:span></text:p>
      <text:p text:style-name="P13"/>
      <text:p text:style-name="P3">6) Qual a importância da fase de Concepção no RUP?</text:p>
      <text:p text:style-name="P3"/>
      <text:p text:style-name="P14">A fase de concepção é a primeira fase do RUP, é a fase que tem como objetivo a arquitetura, requisitos e o planejamento do projeto. Essa fase é geralmente curta e também serve para definir se é viável continuar com o projeto ou não.</text:p>
      <text:p text:style-name="P14"/>
      <text:p text:style-name="P2">7) Quais são as 6 melhores práticas de desenvolvimento de software? Conceitue cada uma.</text:p>
      <text:p text:style-name="P2"/>
      <text:p text:style-name="P6">1 – Ter um processo bem definido.</text:p>
      <text:p text:style-name="P15"><text:soft-page-break/>Ter um processo para realização de cada atividade deve estar bem definido, a responsabilidade de cada pessoa e os produtos finais a serem entregues. O tempo utilizado para definir o que vai ser feito é necessário para ter um controle maior sobre cada etapa e para evitar confusões futuras.</text:p>
      <text:p text:style-name="P15"/>
      <text:p text:style-name="P7">2 – Entender as expectativas do cliente.</text:p>
      <text:p text:style-name="P7"/>
      <text:p text:style-name="P16">Ter um tempo dedicado para analisar as necessidades do cliente é também uma boa prática de desenvolvimento de software. Nessa parte, é preciso construir uma estratégia de relacionamento para atender a maior parte dos interesses dos clientes.</text:p>
      <text:p text:style-name="P16"/>
      <text:p text:style-name="P8"><text:span text:style-name="T19">3</text:span> – <text:span text:style-name="T19">Desenhar protótipos e representações visuais.</text:span></text:p>
      <text:p text:style-name="P8"/>
      <text:p text:style-name="P18">Também é importante desenhar protótipos simples para <text:span text:style-name="T23">que sejam</text:span> apresentado<text:span text:style-name="T23">s</text:span> ao cliente, dando a ele uma visão do projeto final, com base nos requisitos expressados por ele.</text:p>
      <text:p text:style-name="P8"/>
      <text:p text:style-name="P9"><text:span text:style-name="T20">4</text:span> – <text:span text:style-name="T22">Trabalhar em equipe.</text:span></text:p>
      <text:p text:style-name="P9"/>
      <text:p text:style-name="P9"><text:s/><text:span text:style-name="T7">Também é importante um forte engajamento entre toda a equipe </text:span><text:span text:style-name="T8">para que todos entendam bem os seus papéis.</text:span></text:p>
      <text:p text:style-name="P17"/>
      <text:p text:style-name="P10"><text:span text:style-name="T20">5</text:span> – <text:span text:style-name="T21">Gerenciar o código e rastrear alterações.</text:span></text:p>
      <text:p text:style-name="P10"/>
      <text:p text:style-name="P19">Utilizar ferramentas de controle de versão, como o Git, para que ele não seja perdido ou danificado de alguma forma, podem facilitar o desenvolvimento colaborativo e darão uma certa segurança em não perder o código.</text:p>
      <text:p text:style-name="P9"/>
      <text:p text:style-name="P9"><text:span text:style-name="T20">6</text:span> – <text:span text:style-name="T22">Realizar testes constantes.</text:span></text:p>
      <text:p text:style-name="P9"/>
      <text:p text:style-name="P20">Testes são importantíssimos para o desenvolvimento de software, pois verificam se as funcionalidades do programa estão de acordo com as expectativas. Para uma melhor precisão, é recomendado que o teste seja realizado por pessoas que não estão familiarizadas com o sistema. Pois assim podem visualizar situações que os programadores não visualizaram.</text:p>
      <text:p text:style-name="P2"/>
      <text:p text:style-name="P2">8) Quais são as vantagens e as desvantagens do Processo Unificado?</text:p>
      <text:p text:style-name="P2"/>
      <text:p text:style-name="P11">Vantagens: <text:span text:style-name="T9">É um método revolucionário de software. O usuário não espera até a conclusão do software para ter contato com ele. Ao término do desenvolvimento, é difícil encontrar novos erros.</text:span></text:p>
      <text:p text:style-name="P11">Desvantagens: <text:span text:style-name="T9">Aumento dos gastos. Grande mudança em partes já desenvolvidas para adicionar algum novo requisito incremental. </text:span><text:span text:style-name="T10">Podem ocorrer divergências entre a documentação e o software.</text:span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02:13.938000000</meta:creation-date>
    <dc:date>2019-04-09T09:03:40.249000000</dc:date>
    <meta:editing-duration>PT1H20M45S</meta:editing-duration>
    <meta:editing-cycles>33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31" meta:word-count="787" meta:character-count="4976" meta:non-whitespace-character-count="4208"/>
  </office:meta>
</office:document-meta>
</file>